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887e0"/>
    </style:style>
    <style:style style:name="P15" style:family="paragraph" style:parent-style-name="Table_20_Contents">
      <style:text-properties officeooo:rsid="001887e0" officeooo:paragraph-rsid="001887e0"/>
    </style:style>
    <style:style style:name="P16" style:family="paragraph" style:parent-style-name="Table_20_Contents">
      <style:text-properties officeooo:rsid="001a6206" officeooo:paragraph-rsid="001a6206"/>
    </style:style>
    <style:style style:name="P17" style:family="paragraph" style:parent-style-name="Table_20_Contents" style:list-style-name="L2">
      <style:text-properties officeooo:rsid="001887e0" officeooo:paragraph-rsid="001887e0"/>
    </style:style>
    <style:style style:name="P18" style:family="paragraph" style:parent-style-name="Table_20_Contents" style:list-style-name="L2">
      <style:text-properties fo:font-weight="bold" officeooo:rsid="001887e0" officeooo:paragraph-rsid="001887e0" style:font-weight-asian="bold" style:font-weight-complex="bold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69518560" text:id="ct14029996951856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69518080" text:id="ct1402999695180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69517712" text:id="ct1402999695177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381264" text:id="ct1402999743812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299974382096" text:id="ct1402999743820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74382400" text:id="ct1402999743824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299969518560"/><text:change-start text:change-id="ct140299969518080"/>Adopt<text:change-end text:change-id="ct140299969518080"/>ed<text:change-start text:change-id="ct140299969517712"/> as a <text:change-end text:change-id="ct140299969517712"/>NMRA <text:change-start text:change-id="ct140299974381264"/>Standard<text:change-end text:change-id="ct140299974381264"/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299974382096"/><text:change-start text:change-id="ct140299974382400"/>Version History<text:change-end text:change-id="ct1402999743824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submitted for public comment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5">Minor grammatical corrections and readability improvements as well as the following specific changes:</text:p>
            <text:list xml:id="list6260939870863482695" text:style-name="L2">
              <text:list-item>
                <text:p text:style-name="P17">Changes to Remaining Bytes table values in sections</text:p>
                <text:list>
                  <text:list-item>
                    <text:p text:style-name="P18">4.6 Read Stream Command</text:p>
                  </text:list-item>
                  <text:list-item>
                    <text:p text:style-name="P18">4.7 Read Stream Reply</text:p>
                  </text:list-item>
                  <text:list-item>
                    <text:p text:style-name="P18">4.11 Write Stream Command</text:p>
                  </text:list-item>
                  <text:list-item>
                    <text:p text:style-name="P18">4.12 Write Stream Reply</text:p>
                  </text:list-item>
                </text:list>
              </text:list-item>
              <text:list-item>
                <text:p text:style-name="P17">Changes and additions to sections</text:p>
                <text:list>
                  <text:list-item>
                    <text:p text:style-name="P18">4.23 Update Complete Command</text:p>
                  </text:list-item>
                  <text:list-item>
                    <text:p text:style-name="P18">4.24 Reset/Reboot Command</text:p>
                  </text:list-item>
                </text:list>
              </text:list-item>
              <text:list-item>
                <text:p text:style-name="P17">Restored sections </text:p>
                <text:list>
                  <text:list-item>
                    <text:p text:style-name="P18">4.21 Unfreeze Command</text:p>
                  </text:list-item>
                  <text:list-item>
                    <text:p text:style-name="P18">4.22 Freeze Command</text:p>
                  </text:list-item>
                </text:list>
              </text:list-item>
              <text:list-item>
                <text:p text:style-name="P17">Removed section</text:p>
                <text:list>
                  <text:list-item>
                    <text:p text:style-name="P18">4.26 Enter Bootloader Command</text:p>
                  </text:list-item>
                </text:list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6c45f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0428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1:19.75826903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S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19H1M39S</meta:editing-duration>
    <meta:generator>LibreOffice/4.4.0.3$MacOSX_X86_64 LibreOffice_project/de093506bcdc5fafd9023ee680b8c60e3e0645d7</meta:generator>
    <dc:date>2016-02-08T16:21:19.569043000</dc:date>
    <meta:printed-by>Bob Jacobsen</meta:printed-by>
    <meta:print-date>2010-09-15T08:46:04</meta:print-date>
    <meta:document-statistic meta:table-count="2" meta:image-count="1" meta:object-count="0" meta:page-count="1" meta:paragraph-count="29" meta:word-count="158" meta:character-count="937" meta:non-whitespace-character-count="813"/>
  </office:meta>
</office:document-meta>
</file>